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bb7e" officeooo:paragraph-rsid="0003bb7e"/>
    </style:style>
    <style:style style:name="P2" style:family="paragraph" style:parent-style-name="Standard">
      <style:text-properties officeooo:rsid="0003d248" officeooo:paragraph-rsid="0003d248"/>
    </style:style>
    <style:style style:name="P3" style:family="paragraph" style:parent-style-name="Standard">
      <style:text-properties style:text-line-through-style="none" style:text-line-through-type="none" officeooo:rsid="0003bb7e" officeooo:paragraph-rsid="0003bb7e"/>
    </style:style>
    <style:style style:name="P4" style:family="paragraph" style:parent-style-name="Standard" style:list-style-name="L1">
      <style:text-properties style:text-line-through-style="none" style:text-line-through-type="none" officeooo:rsid="0003bb7e" officeooo:paragraph-rsid="0003bb7e"/>
    </style:style>
    <style:style style:name="P5" style:family="paragraph" style:parent-style-name="Standard" style:list-style-name="L1">
      <style:text-properties style:text-line-through-style="none" style:text-line-through-type="none" fo:font-weight="normal" officeooo:rsid="0003bb7e" officeooo:paragraph-rsid="0003bb7e" style:font-weight-asian="normal" style:font-weight-complex="normal"/>
    </style:style>
    <style:style style:name="P6" style:family="paragraph" style:parent-style-name="Standard">
      <style:text-properties style:text-line-through-style="none" style:text-line-through-type="none" fo:font-weight="normal" officeooo:rsid="0003bb7e" officeooo:paragraph-rsid="0003bb7e" style:font-weight-asian="normal" style:font-weight-complex="normal"/>
    </style:style>
    <style:style style:name="P7" style:family="paragraph" style:parent-style-name="Standard" style:list-style-name="L2">
      <style:text-properties style:text-line-through-style="none" style:text-line-through-type="none" fo:font-weight="normal" officeooo:rsid="0003d248" officeooo:paragraph-rsid="0003d248" style:font-weight-asian="normal" style:font-weight-complex="normal"/>
    </style:style>
    <style:style style:name="P8" style:family="paragraph" style:parent-style-name="Standard">
      <style:text-properties style:text-line-through-style="none" style:text-line-through-type="none" fo:font-weight="normal" officeooo:rsid="0003d248" officeooo:paragraph-rsid="0003d248" style:font-weight-asian="normal" style:font-weight-complex="normal"/>
    </style:style>
    <style:style style:name="P9" style:family="paragraph" style:parent-style-name="Standard">
      <style:text-properties style:text-line-through-style="none" style:text-line-through-type="none" fo:font-weight="normal" officeooo:rsid="0005717a" officeooo:paragraph-rsid="0003d248" style:font-weight-asian="normal" style:font-weight-complex="normal"/>
    </style:style>
    <style:style style:name="P10" style:family="paragraph" style:parent-style-name="Standard">
      <style:text-properties style:text-line-through-style="none" style:text-line-through-type="none" fo:font-weight="normal" officeooo:rsid="0005717a" officeooo:paragraph-rsid="0005717a" style:font-weight-asian="normal" style:font-weight-complex="normal"/>
    </style:style>
    <style:style style:name="P11" style:family="paragraph" style:parent-style-name="Standard" style:list-style-name="L3">
      <style:text-properties style:text-line-through-style="none" style:text-line-through-type="none" fo:font-weight="normal" officeooo:rsid="0005717a" officeooo:paragraph-rsid="0005717a" style:font-weight-asian="normal" style:font-weight-complex="normal"/>
    </style:style>
    <style:style style:name="P12" style:family="paragraph" style:parent-style-name="Standard" style:list-style-name="L3">
      <style:text-properties style:text-line-through-style="none" style:text-line-through-type="none" fo:font-weight="normal" officeooo:rsid="00057be3" officeooo:paragraph-rsid="00057be3" style:font-weight-asian="normal" style:font-weight-complex="normal"/>
    </style:style>
    <style:style style:name="P13" style:family="paragraph" style:parent-style-name="Standard">
      <style:text-properties style:text-line-through-style="none" style:text-line-through-type="none" fo:font-weight="normal" officeooo:rsid="00057be3" officeooo:paragraph-rsid="00057be3" style:font-weight-asian="normal" style:font-weight-complex="normal"/>
    </style:style>
    <style:style style:name="P14" style:family="paragraph" style:parent-style-name="Standard" style:list-style-name="L3">
      <style:text-properties style:text-line-through-style="none" style:text-line-through-type="none" fo:font-weight="normal" officeooo:rsid="00063f6c" officeooo:paragraph-rsid="00063f6c" style:font-weight-asian="normal" style:font-weight-complex="normal"/>
    </style:style>
    <style:style style:name="P15" style:family="paragraph" style:parent-style-name="Standard">
      <style:text-properties style:text-line-through-style="none" style:text-line-through-type="none" fo:font-weight="normal" officeooo:rsid="00063f6c" officeooo:paragraph-rsid="00063f6c" style:font-weight-asian="normal" style:font-weight-complex="normal"/>
    </style:style>
    <style:style style:name="P16" style:family="paragraph" style:parent-style-name="Standard" style:list-style-name="L4">
      <style:text-properties style:text-line-through-style="none" style:text-line-through-type="none" fo:font-weight="normal" officeooo:rsid="00063f6c" officeooo:paragraph-rsid="00063f6c" style:font-weight-asian="normal" style:font-weight-complex="normal"/>
    </style:style>
    <style:style style:name="P17" style:family="paragraph" style:parent-style-name="Standard" style:list-style-name="L4">
      <style:text-properties style:text-line-through-style="none" style:text-line-through-type="none" fo:font-weight="normal" officeooo:rsid="00089169" officeooo:paragraph-rsid="00089169" style:font-weight-asian="normal" style:font-weight-complex="normal"/>
    </style:style>
    <style:style style:name="P18" style:family="paragraph" style:parent-style-name="Standard">
      <style:text-properties style:text-line-through-style="none" style:text-line-through-type="none" fo:font-weight="normal" officeooo:rsid="000953e2" officeooo:paragraph-rsid="000953e2" style:font-weight-asian="normal" style:font-weight-complex="normal"/>
    </style:style>
    <style:style style:name="P19" style:family="paragraph" style:parent-style-name="Standard">
      <style:text-properties style:text-line-through-style="none" style:text-line-through-type="none" fo:font-weight="normal" officeooo:rsid="000b2352" officeooo:paragraph-rsid="000b2352" style:font-weight-asian="normal" style:font-weight-complex="normal"/>
    </style:style>
    <style:style style:name="P20" style:family="paragraph" style:parent-style-name="Standard">
      <style:text-properties style:text-line-through-style="none" style:text-line-through-type="none" fo:font-weight="normal" officeooo:rsid="000b8b89" officeooo:paragraph-rsid="000b8b89" style:font-weight-asian="normal" style:font-weight-complex="normal"/>
    </style:style>
    <style:style style:name="P21" style:family="paragraph" style:parent-style-name="Standard" style:list-style-name="L1">
      <style:text-properties officeooo:paragraph-rsid="0003bb7e"/>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style:text-line-through-style="none" style:text-line-through-type="none" fo:font-weight="bold" officeooo:rsid="00089169" style:font-weight-asian="bold" style:font-weight-complex="bold"/>
    </style:style>
    <style:style style:name="T4" style:family="text">
      <style:text-properties style:text-line-through-style="none" style:text-line-through-type="none" fo:font-weight="normal" style:font-weight-asian="normal" style:font-weight-complex="normal"/>
    </style:style>
    <style:style style:name="T5" style:family="text">
      <style:text-properties style:text-line-through-style="none" style:text-line-through-type="none" fo:font-weight="normal" officeooo:rsid="0003d248" style:font-weight-asian="normal" style:font-weight-complex="normal"/>
    </style:style>
    <style:style style:name="T6" style:family="text">
      <style:text-properties style:text-line-through-style="none" style:text-line-through-type="none" fo:font-weight="normal" officeooo:rsid="0005717a" style:font-weight-asian="normal" style:font-weight-complex="normal"/>
    </style:style>
    <style:style style:name="T7" style:family="text">
      <style:text-properties style:text-line-through-style="none" style:text-line-through-type="none" fo:font-weight="normal" officeooo:rsid="00089169" style:font-weight-asian="normal" style:font-weight-complex="normal"/>
    </style:style>
    <style:style style:name="T8" style:family="text">
      <style:text-properties style:text-line-through-style="none" style:text-line-through-type="none" officeooo:rsid="0003bb7e"/>
    </style:style>
    <style:style style:name="T9" style:family="text">
      <style:text-properties officeooo:rsid="00089169"/>
    </style:style>
    <style:style style:name="T10" style:family="text">
      <style:text-properties officeooo:rsid="0008aa7f"/>
    </style:style>
    <style:style style:name="T11" style:family="text">
      <style:text-properties officeooo:rsid="000b8b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оманченко Дмитрий, ФИ-92</text:p>
      <text:p text:style-name="P1">Методы и технологии информационно-аналитических исследований</text:p>
      <text:p text:style-name="P1">ДЗ 1</text:p>
      <text:p text:style-name="P1"/>
      <text:p text:style-name="P1">1. Продуктивное формулирование базовых целей и заданий.</text:p>
      <text:p text:style-name="P1"/>
      <text:p text:style-name="P1">Рассмотрим классическую цель любого студента ФТИ — <text:span text:style-name="T1">пить пиво на поляне </text:span><text:span text:style-name="T2"><text:s/>получить диплом бакалавра.</text:span></text:p>
      <text:p text:style-name="P3">Это информационно-аналитический процесс, т.к. студент для достижении цели студент должен выполнить ряд критериев:</text:p>
      <text:list xml:id="list1670926277" text:style-name="L1">
        <text:list-item>
          <text:p text:style-name="P4">сдать определенное количество экзаменационных предметов</text:p>
        </text:list-item>
        <text:list-item>
          <text:p text:style-name="P21"><text:span text:style-name="T8">получить определенное количество кредитов </text:span><text:span text:style-name="T3">ECTS</text:span></text:p>
        </text:list-item>
        <text:list-item>
          <text:p text:style-name="P5">успешно защитить диплом</text:p>
        </text:list-item>
      </text:list>
      <text:p text:style-name="P6"/>
      <text:p text:style-name="P1"><text:span text:style-name="T4">Вышеизложенный перечень требований можно рассматривать в качестве подцелей первого уровня. Для выполнения данных целей </text:span><text:span text:style-name="T5">возможно использование следующих способов:</text:span></text:p>
      <text:list xml:id="list2234243459" text:style-name="L2">
        <text:list-item>
          <text:p text:style-name="P7">Успешное выполнение учебного плана в течении всего семестра</text:p>
        </text:list-item>
        <text:list-item>
          <text:p text:style-name="P7">Чуть менее успешное выполнение плана в режиме «горящих дедлайнов» прямо перед сессией</text:p>
        </text:list-item>
        <text:list-item>
          <text:p text:style-name="P7">Заключение определенного количества договоров с одногрупниками, однокурсниками и «решалами» за некое вознаграждение</text:p>
        </text:list-item>
        <text:list-item>
          <text:p text:style-name="P7">Заключение определенного количества договор с преподавателями, деканатом или экзаменаторами за вознаграждение(что является незаконными способами, автор никогда не встречал таких ситуаций и всячески порицает данный подход)</text:p>
        </text:list-item>
      </text:list>
      <text:p text:style-name="P8"/>
      <text:p text:style-name="P8"/>
      <text:p text:style-name="P8">Данные способы относятся к п.1 и п.3, т.к. п.2 выходит из п.1</text:p>
      <text:p text:style-name="P8"/>
      <text:p text:style-name="P8">2. Принцип продуктивности</text:p>
      <text:p text:style-name="P8"/>
      <text:p text:style-name="P8">Независимо от конечного результата — получения или неполучения диплома бакалавра — аппроксимируя ответы студентов-респондентов, можем прийти к выводу, что также выполняется неявная и побочная цель получения диплома — получение приятных эмоций, новых знакомств и разного рода «soft skills» в течении обучения. Также следует включить исключительную для мужской половины студентов особенность — так называемый «откос» от армии мотивирует данную группу субъектов обучения находиться в процессе выполнения первично поставленной цели как можно дольше. </text:p>
      <text:p text:style-name="P8"/>
      <text:p text:style-name="P8">Суммируя вышесказанное, могу заявить, что независимо от результата выполнения этой цели субъекты исследования получают в целом позитивный результат.</text:p>
      <text:p text:style-name="P8"/>
      <text:p text:style-name="P2"><text:span text:style-name="T4">3. </text:span><text:span text:style-name="T6">Принцип пост</text:span><text:span text:style-name="T7">о</text:span><text:span text:style-name="T6">янной коррекции и эмпирического контроля</text:span></text:p>
      <text:p text:style-name="P9"/>
      <text:p text:style-name="P10">Рассмотрим первое правило — в ходе исследования данные должны постоянно дополняться и уточняться. Данное правило действительно выполняется, так как на протяжении всего процесса получения диплома студент вынужден сталкиваться с разными требованиями для сдачи того или иного предмета, соответственно ему необходимо корректировать количество времени и усилий прикладываемых к «закрытию» того или иного предмета в зависимости от преподавателя и сложности его предмета. Также можно рассмотреть ситуацию, при которой студент (иногда внезапно) прекращает этот информационно-аналитический процесс в следствии отчисления, взятия академического отпуска или некоторых других причин, описанных в Законе о Высшем образовании Украины.</text:p>
      <text:p text:style-name="P10"><text:soft-page-break/>Второе правило — основанием достоверных, объективных и истинных знаний является эмпирическая верификация или фальсификация утверждений. Действительно, по окончанию исследования, наличие диплома ( а иногда даже «с отличием» ) у студента является подтверждением достижения его цели, а отсутствие диплома — соответственно опровержением. </text:p>
      <text:p text:style-name="P10"/>
      <text:p text:style-name="P10">4. Принцип равноценного противника</text:p>
      <text:p text:style-name="P10"/>
      <text:p text:style-name="P10">Данный принцип заключается в пополнении списка целей теми пунктами, которые теоретически можно получить. В описании п.1 данной работы я уже упоминал получение субъектом процесса вертикальных и горизонтальных связей с другими членами общества, хорошо проведенное время и некоторые другие пункты. Также после получения диплома, теоретически студент должен устроиться на работу по специальности, но это не входит в «scope» моего исследования. Еще одно теоретически рассматриваемая возможность — использование диплома в качестве коврика для компьютерной мышки.</text:p>
      <text:p text:style-name="P10"/>
      <text:p text:style-name="P10">5. Принцип творческого подхода</text:p>
      <text:p text:style-name="P10"/>
      <text:p text:style-name="P10">В данном информационно-аналитическом исследовании используются такие методы исследования: </text:p>
      <text:list xml:id="list959474651" text:style-name="L3">
        <text:list-item>
          <text:p text:style-name="P11">социологические опросы среди студентов в местах их обитания ( сквер им. Олени Телiги а.к.а «Поляна»; McDonalds и KFC вблизи м. Шулявская и м. Политехнический институт; общежитие №18 по адресу ул. Борщаговская, 148)</text:p>
        </text:list-item>
        <text:list-item>
          <text:p text:style-name="P12">моделирование геопространственных координат расположения тележек на деревьях на день первокурсника с целью определения количества пройденных курсов</text:p>
        </text:list-item>
        <text:list-item>
          <text:p text:style-name="P12">оценка перспектив нахождения работы по специальности исходя из названия специальности</text:p>
        </text:list-item>
        <text:list-item>
          <text:p text:style-name="P14">анализ количества усилий, прикладываемых студентами для изучения предмета, исходя из данных, полученных по результатам наблюдения за эмоциональным состоянием субъектов наблюдения ( на момент написания данной работы наблюдение за страдальчески-упадническим психо-эмоциональным состоянием студентов продолжается)</text:p>
        </text:list-item>
      </text:list>
      <text:p text:style-name="P13"/>
      <text:p text:style-name="P15">А также некоторые другие.</text:p>
      <text:p text:style-name="P15"/>
      <text:p text:style-name="P15">6. Принцип конфиденциальности</text:p>
      <text:p text:style-name="P15"/>
      <text:p text:style-name="P15">Данный принцип базируется на двух правилах. Рассмотрим применение каждого из них в данном исследовании:</text:p>
      <text:list xml:id="list2731516788" text:style-name="L4">
        <text:list-item>
          <text:p text:style-name="P16">Необходимо учитывать и фиксировать нехватку данных. В частности, не все респонденты были в состоянии отвечать на опрос в следствии нахождения в алкогольном, наркотическом или ином виде состояния. Исходя из этого, <text:span text:style-name="T9">следует учитывать невозможность анализа полной модели для каждого субъекта исследования.</text:span></text:p>
        </text:list-item>
        <text:list-item>
          <text:p text:style-name="P17">Конфиденциальность результатов этого исследования необходимо сохранять. В частности, в случае прекращения процесса получения диплома, устаревшая система <text:span text:style-name="T10">украинских военкоматов, признающая только два гендера — мужской и женский — может начинать присылать «письма счастья» мужской половине экс-студенчества, а также всячески прерывать процесс культурного времяпровождения на Поляне попытками определить кандидата на прохождение воинской службы. Также минорной проблемой может стать глубокое огорчение родственников субъектов исследования в следствии прерывания процесса обучения последними.</text:span></text:p>
        </text:list-item>
      </text:list>
      <text:p text:style-name="P18"><text:soft-page-break/>7. Принцип полноты информации и санкционированная дезинформация</text:p>
      <text:p text:style-name="P18"/>
      <text:p text:style-name="P18">В контексте данного исследования мы допускаем наличие искаженной информации о том как каждый конкретный студент достигал поставленной цели получения диплома. В частности, так как люди могут преувеличивать значение своих заслуг ( и «случайно» сделать из своего обычного диплома, диплом с отличием), необходимо принять незначительную погрешность в 5% правдивости информации. Потому что как говорил один великий врач: «Все люди врут».</text:p>
      <text:p text:style-name="P18"/>
      <text:p text:style-name="P18">8. Принцип опережающей инициативы</text:p>
      <text:p text:style-name="P18"/>
      <text:p text:style-name="P18">Исследовав статистику появления бакалавров в Украине в разрезе последних 5 лет, следует заметить тенденцию снижения количества бакалавров, магистров и следующих далее. Автор считает, что это связано с государственной политикой Министерства Образования и Науки, которая с каждым годом будет и дальше уменьшать количество бюджетных мест в заведениях высшего образования с целью стимуляции и склонения абитуриентов к выбору в пользу заведений I и II уровня аккредитации — училища, колледжи, etc.</text:p>
      <text:p text:style-name="P18"/>
      <text:p text:style-name="P18">9. Принцип правильной оценки рисков</text:p>
      <text:p text:style-name="P18"/>
      <text:p text:style-name="P18">Существуют определенные риски, следующие после публикации результатов этого исследования. В частности профессор Качинский А. Б. может не оценить остроумного и исключительно оригинального подхода автора в стиле изложения результатов данного исследования, исходя из этого автор потенциально не хотел бы разглашать эту работу. Также стоит рассматривать возможные профиты — студенты станут более осведомленные в том как <text:s/>их старшие коллеги проходили сложный путь бакалавриата, какие были сложности, сколько временных, человеческих и материальных ( в том числе финансовых и спиртосодержащих ) <text:s/>ресурсов были использовано для достижения цели. Минорным профитом также можно назвать потенциально высокий балл для автора этого исследования за высокое качество проведенной работы.</text:p>
      <text:p text:style-name="P18"/>
      <text:p text:style-name="P19">10. <text:span text:style-name="T11">Принцип беспристрастности, учет случайных влияний и их возможные последствиям</text:span></text:p>
      <text:p text:style-name="P19"/>
      <text:p text:style-name="P20">Следуя данному принципу, автор учитывает одну серьезную и невозможную для моделирования переменную — желание и мотивация студента учиться в данном направлении, на данной специальности и данном факультете. Статистика показывает, что эта переменная разбивается на множество мелких жизненных факторов, которые просчитать может разве что модель Демона Лапласа. Абсолютно твердо следует учитывать то, что появление некоего исключительного фактора может как дать серьезный «буст» к мотивации учиться, так и полностью уничтожить желание студента расти в выбранном направлении. Спектр последствий может быть абсолютно разным и это невозможность просчитать. Исходя из этого, следует также беспристрастно принимать существование таких исходов, как прикладной математик, работающий кассиром, пусть даже такой результат является совокупностью множества ничтожно маловероятных факторов.</text:p>
      <text:p text:style-name="P20"/>
      <text:p text:style-name="P20">11. Принцип единения синтеза и анализа</text:p>
      <text:p text:style-name="P20"/>
      <text:p text:style-name="P20">В рамках данного исследования автор также учитывает возможность напрямую влиять на те факторы, которые влияют на субъекты исследования в выборе цели. В частности, автор, как активный студент, проводил множество консультаций и диспутов с другими членами общества на тему необходимости учебы на Физико-Техническом Институте именно для них. Целью таких консультаций было четкое формулирование у субъектов исследования понимания необходимости высшего образования именно для них и помощь в формировании <text:soft-page-break/>ответа на вопрос: «Нужна ли мне прикладная математика?», т. к. это один из основополагающих факторов, влияющих на конечный результат — получение или неполучение диплома бакалавр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01:18:21.100748719</meta:creation-date>
    <dc:date>2021-09-26T14:00:51.786184716</dc:date>
    <meta:editing-duration>PT17M</meta:editing-duration>
    <meta:editing-cycles>3</meta:editing-cycles>
    <meta:generator>LibreOffice/6.4.7.2$Linux_X86_64 LibreOffice_project/40$Build-2</meta:generator>
    <meta:document-statistic meta:table-count="0" meta:image-count="0" meta:object-count="0" meta:page-count="4" meta:paragraph-count="44" meta:word-count="1139" meta:character-count="9041" meta:non-whitespace-character-count="7938"/>
  </office:meta>
</office:document-meta>
</file>